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3bf6571" officeooo:paragraph-rsid="03f4cd97"/>
    </style:style>
    <style:style style:name="P5" style:family="paragraph" style:parent-style-name="Text_20_body">
      <style:text-properties officeooo:rsid="0411b153" officeooo:paragraph-rsid="03f4cd97"/>
    </style:style>
    <style:style style:name="P6" style:family="paragraph" style:parent-style-name="Text_20_body">
      <style:text-properties officeooo:rsid="04137347" officeooo:paragraph-rsid="03f4cd97"/>
    </style:style>
    <style:style style:name="P7" style:family="paragraph" style:parent-style-name="Text_20_body">
      <style:text-properties officeooo:rsid="04232749" officeooo:paragraph-rsid="03f4cd97"/>
    </style:style>
    <style:style style:name="P8" style:family="paragraph" style:parent-style-name="Text_20_body">
      <style:text-properties officeooo:rsid="042b5803" officeooo:paragraph-rsid="03f4cd97"/>
    </style:style>
    <style:style style:name="P9" style:family="paragraph" style:parent-style-name="Text_20_body">
      <style:text-properties officeooo:rsid="042fc6f5" officeooo:paragraph-rsid="03f4cd97"/>
    </style:style>
    <style:style style:name="P10" style:family="paragraph" style:parent-style-name="Text_20_body">
      <style:text-properties officeooo:rsid="0430dbe3" officeooo:paragraph-rsid="03f4cd97"/>
    </style:style>
    <style:style style:name="P11" style:family="paragraph" style:parent-style-name="Text_20_body">
      <style:text-properties officeooo:rsid="0404e685" officeooo:paragraph-rsid="0404e685"/>
    </style:style>
    <style:style style:name="P12" style:family="paragraph" style:parent-style-name="Text_20_body">
      <style:text-properties officeooo:rsid="0407f98c" officeooo:paragraph-rsid="0407f98c"/>
    </style:style>
    <style:style style:name="P13" style:family="paragraph" style:parent-style-name="Text_20_body">
      <style:text-properties style:use-window-font-color="true" officeooo:rsid="0432cf0a" officeooo:paragraph-rsid="03f4cd97"/>
    </style:style>
    <style:style style:name="P14" style:family="paragraph" style:parent-style-name="Text_20_body">
      <style:text-properties officeooo:rsid="03ef544f" officeooo:paragraph-rsid="040b67f8"/>
    </style:style>
    <style:style style:name="P15" style:family="paragraph" style:parent-style-name="Text_20_body">
      <style:text-properties officeooo:rsid="0426eb53" officeooo:paragraph-rsid="03f4cd97"/>
    </style:style>
    <style:style style:name="P16" style:family="paragraph" style:parent-style-name="Text_20_body">
      <style:text-properties officeooo:rsid="040c212e" officeooo:paragraph-rsid="040c212e"/>
    </style:style>
    <style:style style:name="P17" style:family="paragraph" style:parent-style-name="Heading_20_2">
      <style:text-properties fo:font-weight="normal" officeooo:rsid="03f43688" officeooo:paragraph-rsid="03f4cd97" style:font-weight-asian="normal" style:font-weight-complex="normal"/>
    </style:style>
    <style:style style:name="P18" style:family="paragraph" style:parent-style-name="Heading_20_2">
      <style:text-properties officeooo:rsid="03f8afcf" officeooo:paragraph-rsid="03f4cd97"/>
    </style:style>
    <style:style style:name="P19" style:family="paragraph" style:parent-style-name="Heading_20_2">
      <style:text-properties officeooo:rsid="0430dbe3" officeooo:paragraph-rsid="03f4cd97"/>
    </style:style>
    <style:style style:name="P20" style:family="paragraph" style:parent-style-name="Heading_20_2">
      <style:text-properties officeooo:paragraph-rsid="03f4cd97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Courier New" officeooo:paragraph-rsid="03f4cd97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3c1a658" officeooo:paragraph-rsid="03f4cd97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3c51c01" officeooo:paragraph-rsid="03f4cd97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3d2043e" officeooo:paragraph-rsid="03f4cd97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3d3a624" officeooo:paragraph-rsid="03f4cd97"/>
    </style:style>
    <style:style style:name="P26" style:family="paragraph" style:parent-style-name="Standard">
      <style:paragraph-properties fo:text-align="end" style:justify-single-word="false" style:writing-mode="rl-tb"/>
      <style:text-properties style:font-name="Courier New" officeooo:rsid="041cf7eb" officeooo:paragraph-rsid="03f4cd97"/>
    </style:style>
    <style:style style:name="P27" style:family="paragraph" style:parent-style-name="Heading_20_2">
      <style:paragraph-properties fo:text-align="end" style:justify-single-word="false" style:writing-mode="rl-tb"/>
      <style:text-properties fo:font-weight="normal" officeooo:rsid="03f63d0d" officeooo:paragraph-rsid="03f4cd97" style:font-weight-asian="normal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3c44192" officeooo:paragraph-rsid="03f4cd97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3c51c01" officeooo:paragraph-rsid="03f4cd97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3c2bb75" officeooo:paragraph-rsid="03f4cd97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3d2043e" officeooo:paragraph-rsid="03f4cd97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3d3a492" officeooo:paragraph-rsid="03f4cd97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3e59eb7" officeooo:paragraph-rsid="03f4cd97"/>
    </style:style>
    <style:style style:name="P34" style:family="paragraph" style:parent-style-name="Text_20_body">
      <style:paragraph-properties fo:text-align="end" style:justify-single-word="false" style:writing-mode="rl-tb"/>
      <style:text-properties fo:font-style="normal" officeooo:rsid="03e5057a" officeooo:paragraph-rsid="03f4cd97" style:font-style-asian="normal" style:font-style-complex="normal"/>
    </style:style>
    <style:style style:name="P35" style:family="paragraph" style:parent-style-name="Text_20_body">
      <style:paragraph-properties fo:text-align="end" style:justify-single-word="false" style:writing-mode="rl-tb"/>
      <style:text-properties fo:font-style="normal" officeooo:rsid="03e7d0fa" officeooo:paragraph-rsid="03f4cd97" style:font-style-asian="normal" style:font-style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officeooo:rsid="03f8afcf" officeooo:paragraph-rsid="03f4cd97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3f6eb35" officeooo:paragraph-rsid="03f6eb35"/>
    </style:style>
    <style:style style:name="P38" style:family="paragraph" style:parent-style-name="Heading_20_2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40379d9" officeooo:paragraph-rsid="040379d9"/>
    </style:style>
    <style:style style:name="P39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rsid="03fc5636" officeooo:paragraph-rsid="03f4cd97"/>
    </style:style>
    <style:style style:name="P40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paragraph-rsid="03f4cd97"/>
    </style:style>
    <style:style style:name="P41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3fdeef7" officeooo:paragraph-rsid="03f4cd97"/>
    </style:style>
    <style:style style:name="P42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3f8b751" officeooo:paragraph-rsid="03f8b751"/>
    </style:style>
    <style:style style:name="P43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3f8b751" officeooo:paragraph-rsid="0404e685"/>
    </style:style>
    <style:style style:name="P44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404e685" officeooo:paragraph-rsid="0404e685"/>
    </style:style>
    <style:style style:name="P45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rsid="03fe6cad" officeooo:paragraph-rsid="03f4cd97"/>
    </style:style>
    <style:style style:name="P46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rsid="04075c45" officeooo:paragraph-rsid="03f4cd97"/>
    </style:style>
    <style:style style:name="P47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rsid="040af6c8" officeooo:paragraph-rsid="03f4cd97"/>
    </style:style>
    <style:style style:name="P48" style:family="paragraph" style:parent-style-name="Text_20_body">
      <style:paragraph-properties fo:margin-top="0in" fo:margin-bottom="0.0575in" loext:contextual-spacing="false" fo:text-align="end" style:justify-single-word="false" style:writing-mode="rl-tb"/>
      <style:text-properties officeooo:rsid="04096be7" officeooo:paragraph-rsid="03f4cd97"/>
    </style:style>
    <style:style style:name="P49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officeooo:rsid="03fc5636" officeooo:paragraph-rsid="03f4cd97"/>
    </style:style>
    <style:style style:name="P50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officeooo:rsid="03fffc45" officeooo:paragraph-rsid="03f4cd97"/>
    </style:style>
    <style:style style:name="P51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officeooo:rsid="04005169" officeooo:paragraph-rsid="03f4cd97"/>
    </style:style>
    <style:style style:name="P52" style:family="paragraph" style:parent-style-name="Text_20_body">
      <style:paragraph-properties fo:margin-top="0in" fo:margin-bottom="0.0575in" loext:contextual-spacing="false" fo:text-align="start" style:justify-single-word="false" style:writing-mode="lr-tb"/>
      <style:text-properties officeooo:rsid="03fdeef7" officeooo:paragraph-rsid="03f4cd97"/>
    </style:style>
    <style:style style:name="P53" style:family="paragraph" style:parent-style-name="Text_20_body">
      <style:text-properties officeooo:rsid="040b67f8" officeooo:paragraph-rsid="040b67f8"/>
    </style:style>
    <style:style style:name="P54" style:family="paragraph" style:parent-style-name="Text_20_body" style:list-style-name="L4">
      <style:text-properties style:use-window-font-color="true" officeooo:rsid="0407f98c" officeooo:paragraph-rsid="0407f98c"/>
    </style:style>
    <style:style style:name="P55" style:family="paragraph" style:parent-style-name="Text_20_body" style:list-style-name="L5">
      <style:text-properties officeooo:rsid="0424ce9b" officeooo:paragraph-rsid="03f4cd97"/>
    </style:style>
    <style:style style:name="P56" style:family="paragraph" style:parent-style-name="Text_20_body" style:list-style-name="L5">
      <style:text-properties officeooo:rsid="0429c005" officeooo:paragraph-rsid="03f4cd97"/>
    </style:style>
    <style:style style:name="P57" style:family="paragraph" style:parent-style-name="Text_20_body" style:list-style-name="L5">
      <style:text-properties officeooo:rsid="041021e7" officeooo:paragraph-rsid="041021e7"/>
    </style:style>
    <style:style style:name="P58" style:family="paragraph" style:parent-style-name="Text_20_body" style:list-style-name="L6">
      <style:text-properties officeooo:rsid="042cdfda" officeooo:paragraph-rsid="03f4cd97"/>
    </style:style>
    <style:style style:name="P59" style:family="paragraph" style:parent-style-name="Text_20_body" style:list-style-name="L7">
      <style:text-properties officeooo:paragraph-rsid="03f4cd97"/>
    </style:style>
    <style:style style:name="P60" style:family="paragraph" style:parent-style-name="Text_20_body" style:list-style-name="L7">
      <style:text-properties officeooo:rsid="040e796d" officeooo:paragraph-rsid="040e796d"/>
    </style:style>
    <style:style style:name="P61" style:family="paragraph" style:parent-style-name="Text_20_body" style:list-style-name="L1">
      <style:paragraph-properties fo:text-align="end" style:justify-single-word="false" style:writing-mode="rl-tb"/>
      <style:text-properties officeooo:rsid="03e2b4c3" officeooo:paragraph-rsid="03f4cd97"/>
    </style:style>
    <style:style style:name="P62" style:family="paragraph" style:parent-style-name="Text_20_body" style:list-style-name="L1">
      <style:paragraph-properties fo:text-align="end" style:justify-single-word="false" style:writing-mode="rl-tb"/>
      <style:text-properties officeooo:rsid="03e59eb7" officeooo:paragraph-rsid="03f4cd97"/>
    </style:style>
    <style:style style:name="P63" style:family="paragraph" style:parent-style-name="Text_20_body" style:list-style-name="L2">
      <style:paragraph-properties fo:margin-top="0in" fo:margin-bottom="0.0575in" loext:contextual-spacing="false" fo:text-align="end" style:justify-single-word="false" style:writing-mode="rl-tb"/>
      <style:text-properties officeooo:rsid="03f8afcf" officeooo:paragraph-rsid="03f4cd97"/>
    </style:style>
    <style:style style:name="P64" style:family="paragraph" style:parent-style-name="Text_20_body" style:list-style-name="L2">
      <style:paragraph-properties fo:margin-top="0in" fo:margin-bottom="0.0575in" loext:contextual-spacing="false" fo:text-align="end" style:justify-single-word="false" style:writing-mode="rl-tb"/>
      <style:text-properties officeooo:rsid="03fa38f3" officeooo:paragraph-rsid="03f4cd97"/>
    </style:style>
    <style:style style:name="P65" style:family="paragraph" style:parent-style-name="Text_20_body" style:list-style-name="L3">
      <style:paragraph-properties fo:margin-top="0in" fo:margin-bottom="0.0575in" loext:contextual-spacing="false" fo:text-align="end" style:justify-single-word="false" style:writing-mode="rl-tb"/>
      <style:text-properties officeooo:rsid="040c5524" officeooo:paragraph-rsid="03f4cd97"/>
    </style:style>
    <style:style style:name="P66" style:family="paragraph" style:parent-style-name="Text_20_body" style:list-style-name="L3">
      <style:paragraph-properties fo:margin-top="0in" fo:margin-bottom="0.0575in" loext:contextual-spacing="false" fo:text-align="end" style:justify-single-word="false" style:writing-mode="rl-tb"/>
      <style:text-properties style:use-window-font-color="true" officeooo:rsid="040d07a4" officeooo:paragraph-rsid="03f4cd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02bd6" style:font-weight-asian="bold" style:font-weight-complex="bold"/>
    </style:style>
    <style:style style:name="T3" style:family="text">
      <style:text-properties fo:font-weight="bold" officeooo:rsid="03c44192" style:font-weight-asian="bold" style:font-weight-complex="bold"/>
    </style:style>
    <style:style style:name="T4" style:family="text">
      <style:text-properties fo:font-weight="bold" officeooo:rsid="03f5ef08" style:font-weight-asian="bold" style:font-weight-complex="bold"/>
    </style:style>
    <style:style style:name="T5" style:family="text">
      <style:text-properties fo:font-weight="bold" officeooo:rsid="03fa38f3" style:font-weight-asian="bold" style:font-weight-complex="bold"/>
    </style:style>
    <style:style style:name="T6" style:family="text">
      <style:text-properties fo:font-weight="bold" officeooo:rsid="03fbd63d" style:font-weight-asian="bold" style:font-weight-complex="bold"/>
    </style:style>
    <style:style style:name="T7" style:family="text">
      <style:text-properties fo:font-weight="normal" officeooo:rsid="03eab83e" style:font-weight-asian="normal" style:font-weight-complex="normal"/>
    </style:style>
    <style:style style:name="T8" style:family="text">
      <style:text-properties fo:font-weight="normal" officeooo:rsid="03f5ef08" style:font-weight-asian="normal" style:font-weight-complex="normal"/>
    </style:style>
    <style:style style:name="T9" style:family="text">
      <style:text-properties officeooo:rsid="033bd0c4"/>
    </style:style>
    <style:style style:name="T10" style:family="text">
      <style:text-properties officeooo:rsid="03c02bd6"/>
    </style:style>
    <style:style style:name="T11" style:family="text">
      <style:text-properties officeooo:rsid="03c44192"/>
    </style:style>
    <style:style style:name="T12" style:family="text">
      <style:text-properties officeooo:rsid="03c51c01"/>
    </style:style>
    <style:style style:name="T13" style:family="text">
      <style:text-properties officeooo:rsid="03c710d1"/>
    </style:style>
    <style:style style:name="T14" style:family="text">
      <style:text-properties officeooo:rsid="03ccc7e5"/>
    </style:style>
    <style:style style:name="T15" style:family="text">
      <style:text-properties officeooo:rsid="03cda88f"/>
    </style:style>
    <style:style style:name="T16" style:family="text">
      <style:text-properties officeooo:rsid="03d4d8ca"/>
    </style:style>
    <style:style style:name="T17" style:family="text">
      <style:text-properties officeooo:rsid="03db8eff"/>
    </style:style>
    <style:style style:name="T18" style:family="text">
      <style:text-properties officeooo:rsid="03ddd5ca"/>
    </style:style>
    <style:style style:name="T19" style:family="text">
      <style:text-properties officeooo:rsid="03e2b4c3"/>
    </style:style>
    <style:style style:name="T20" style:family="text">
      <style:text-properties officeooo:rsid="03e68aa5"/>
    </style:style>
    <style:style style:name="T21" style:family="text">
      <style:text-properties officeooo:rsid="03e7d0fa"/>
    </style:style>
    <style:style style:name="T22" style:family="text">
      <style:text-properties officeooo:rsid="03f5b1ed"/>
    </style:style>
    <style:style style:name="T23" style:family="text">
      <style:text-properties officeooo:rsid="03fa38f3"/>
    </style:style>
    <style:style style:name="T24" style:family="text">
      <style:text-properties officeooo:rsid="03fbd63d"/>
    </style:style>
    <style:style style:name="T25" style:family="text">
      <style:text-properties officeooo:rsid="04005169"/>
    </style:style>
    <style:style style:name="T26" style:family="text">
      <style:text-properties officeooo:rsid="0409f43b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officeooo:rsid="03fc5636"/>
    </style:style>
    <style:style style:name="T29" style:family="text">
      <style:text-properties style:use-window-font-color="true" officeooo:rsid="0400c40e"/>
    </style:style>
    <style:style style:name="T30" style:family="text">
      <style:text-properties style:use-window-font-color="true" officeooo:rsid="03fe6359"/>
    </style:style>
    <style:style style:name="T31" style:family="text">
      <style:text-properties style:use-window-font-color="true" officeooo:rsid="03fe6cad"/>
    </style:style>
    <style:style style:name="T32" style:family="text">
      <style:text-properties style:use-window-font-color="true" officeooo:rsid="04013563"/>
    </style:style>
    <style:style style:name="T33" style:family="text">
      <style:text-properties style:use-window-font-color="true" officeooo:rsid="04058c30"/>
    </style:style>
    <style:style style:name="T34" style:family="text">
      <style:text-properties style:use-window-font-color="true" officeooo:rsid="04025eac"/>
    </style:style>
    <style:style style:name="T35" style:family="text">
      <style:text-properties style:use-window-font-color="true" officeooo:rsid="0407ba97"/>
    </style:style>
    <style:style style:name="T36" style:family="text">
      <style:text-properties style:use-window-font-color="true" officeooo:rsid="0408033c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style:use-window-font-color="true" fo:font-weight="bold" officeooo:rsid="03fc5636" style:font-weight-asian="bold" style:font-weight-complex="bold"/>
    </style:style>
    <style:style style:name="T39" style:family="text">
      <style:text-properties style:use-window-font-color="true" officeooo:rsid="040c5524"/>
    </style:style>
    <style:style style:name="T40" style:family="text">
      <style:text-properties style:use-window-font-color="true" officeooo:rsid="03f8b751"/>
    </style:style>
    <style:style style:name="T41" style:family="text">
      <style:text-properties style:use-window-font-color="true" officeooo:rsid="04003295"/>
    </style:style>
    <style:style style:name="T42" style:family="text">
      <style:text-properties officeooo:rsid="04137347"/>
    </style:style>
    <style:style style:name="T43" style:family="text">
      <style:text-properties fo:color="#0000ff"/>
    </style:style>
    <style:style style:name="T44" style:family="text">
      <style:text-properties fo:color="#0000ff" officeooo:rsid="0411b153"/>
    </style:style>
    <style:style style:name="T45" style:family="text">
      <style:text-properties fo:color="#0000ff" officeooo:rsid="041bc02d"/>
    </style:style>
    <style:style style:name="T46" style:family="text">
      <style:text-properties officeooo:rsid="0411b153"/>
    </style:style>
    <style:style style:name="T47" style:family="text">
      <style:text-properties fo:color="#008000"/>
    </style:style>
    <style:style style:name="T48" style:family="text">
      <style:text-properties fo:color="#008000" officeooo:rsid="0411b153"/>
    </style:style>
    <style:style style:name="T49" style:family="text">
      <style:text-properties fo:color="#008000" officeooo:rsid="0415d069"/>
    </style:style>
    <style:style style:name="T50" style:family="text">
      <style:text-properties officeooo:rsid="0415d069"/>
    </style:style>
    <style:style style:name="T51" style:family="text">
      <style:text-properties officeooo:rsid="042a80e2"/>
    </style:style>
    <style:style style:name="T52" style:family="text">
      <style:text-properties officeooo:rsid="0427ce05"/>
    </style:style>
    <style:style style:name="T53" style:family="text">
      <style:text-properties officeooo:rsid="042b5803"/>
    </style:style>
    <style:style style:name="T54" style:family="text">
      <style:text-properties officeooo:rsid="03fc06af"/>
    </style:style>
    <style:style style:name="T55" style:family="text">
      <style:text-properties officeooo:rsid="0406afc7"/>
    </style:style>
    <style:style style:name="T56" style:family="text">
      <style:text-properties officeooo:rsid="0407f98c"/>
    </style:style>
    <style:style style:name="T57" style:family="text">
      <style:text-properties officeooo:rsid="040b67f8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officeooo:rsid="040c7f55"/>
    </style:style>
    <style:style style:name="T60" style:family="text">
      <style:text-properties officeooo:rsid="041111fa"/>
    </style:style>
    <style:style style:name="T61" style:family="text">
      <style:text-properties officeooo:rsid="04129fa0"/>
    </style:style>
    <style:style style:name="T62" style:family="text">
      <style:text-properties officeooo:rsid="04186eb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2">שיטות קבועות –</text:span> <text:span text:style-name="T62">const methods</text:span></text:h>
      <text:p text:style-name="P5">המילה const קיימת גם בשפת סי. <text:span text:style-name="T42">אם שמים אותה מייד לפני שם של משתנה - המשתנה יהיה קבוע, והקומפיילר לא ייתן לנו לשנות אותו. <text:s/>עד כאן זה פשוט.</text:span></text:p>
      <text:p text:style-name="P6">כשיש פוינטרים זה קצת יותר מסובך - צריך לשים לב מי הקבוע - הפוינטר או הדבר שהוא מצביע עליו? </text:p>
      <text:p text:style-name="P21"><text:span text:style-name="T44">int</text:span><text:span text:style-name="T46"> *</text:span><text:span text:style-name="T44">const</text:span><text:span text:style-name="T46"> p1 = &amp;i; </text:span><text:span text:style-name="T48">// a const </text:span><text:span text:style-name="T47">pointer to an un-const variable </text:span></text:p>
      <text:p text:style-name="P21">p1++; <text:span text:style-name="T50"><text:s text:c="3"/></text:span><text:span text:style-name="T47">// c</text:span><text:span text:style-name="T49">ompiler </text:span><text:span text:style-name="T47">error </text:span></text:p>
      <text:p text:style-name="P21">(*p1)++; <text:span text:style-name="T47">// ok </text:span></text:p>
      <text:p text:style-name="P21"><text:span text:style-name="T45">const </text:span><text:span text:style-name="T43">int</text:span>* p2 = &amp;b; <text:span text:style-name="T47">// an un-const pointer to a const variable </text:span></text:p>
      <text:p text:style-name="P21">p2++; <text:span text:style-name="T50"><text:s text:c="4"/></text:span><text:span text:style-name="T47">// ok</text:span></text:p>
      <text:p text:style-name="P21">(*p2)++; <text:span text:style-name="T50"><text:s/></text:span><text:span text:style-name="T47">// c</text:span><text:span text:style-name="T49">ompiler </text:span><text:span text:style-name="T47">error </text:span></text:p>
      <text:p text:style-name="P21"><text:span text:style-name="T43">const</text:span> <text:span text:style-name="T43">int</text:span> * <text:span text:style-name="T43">const</text:span> p3 = &amp;b; <text:span text:style-name="T47">// a const pointer to a const variable </text:span></text:p>
      <text:p text:style-name="P26"/>
      <text:p text:style-name="P7">כשיש מחלקות ועצמים, המצב מסתבך עוד יותר. אפשר לשים את המילה const בכותרת של שיטה, אחרי הסוגריים. המשמעות היא, שבתוך השיטה הזאת, המשתנה this יהיה מצביע לעצם קבוע. במילים אחרות: השיטה לא תוכל לשנות את השדות של העצם. </text:p>
      <text:p text:style-name="P7"><text:span text:style-name="T1">למה זה חשוב</text:span>? </text:p>
      <text:list xml:id="list3317895659" text:style-name="L5">
        <text:list-item>
          <text:p text:style-name="P55">זה עוזר לאתר באגים ותקלות. אם שיטה מסויימת מוגדרת כ-const, אפשר להיות בטוחים שהיא לא משנה את העצם, ולכן אם העצם משתנה כנראה התקלה במקום אחר.</text:p>
        </text:list-item>
        <text:list-item>
          <text:p text:style-name="P56">אם בתוכנית הראשית מגדירים עצם כ-const, אפשר לקרוא על העצם הזה רק לשיטות שהוגדרו כ-const. </text:p>
        </text:list-item>
        <text:list-item>
          <text:p text:style-name="P57">זה מאפשר לנו לקבל אזהרות על תופעות-לוואי לא רצויות. למשל, נניח שאנחנו כותבים פונקציה print שמדפיסה את אחד השדות של העצם שלנו. אבל תוך כדי ההדפסה, אנחנו קוראים לפונקציית-ספריה שמשנה את העצם (יש פונקציות כאלו בספריה התקנית! למשל אופרטור סוגריים מרובעים של map עלול לשנות את העצם!). אם נגדיר את השיטה כ-const, הקומפיילר יזהה את הבעיה ויזהיר אותנו.</text:p>
        </text:list-item>
      </text:list>
      <text:p text:style-name="P15"><text:span text:style-name="T1">למה זה קשה</text:span>? כי כששיטה היא const, הקומפיילר לא ייתן לנו לקרוא מתוכה לשיטות אחרות שהן לא const<text:span text:style-name="T51">! <text:s text:c="2"/></text:span>לכן, כשמגדירים שיטה כ-const עלולה להיווצר "תגובת שרשרת" שתדרוש מאיתנו הרבה שינויים בקוד. <text:s text:c="2"/><text:span text:style-name="T52">לכן עדיף מלכתחילה להגדיר כ-const כל שיטה שאנחנו יודעים שלא תצטרך לשנות את העצם.</text:span></text:p>
      <text:p text:style-name="P16"><text:span text:style-name="T58">תרגיל בית</text:span>: קחו את התרגילים הקודמים שלכם, הוסיפו להם "const" במקומות הנכונים, וראו מה קורה..</text:p>
      <text:p text:style-name="P20">קבועים והעמסה</text:p>
      <text:p text:style-name="P8">כשמוסיפים את המילה const לשיטה, היא הופכת לחלק מה"חתימה" של השיטה. מכאן שאפשר ליצור שתי שיטות שונות עם אותו שם ואותם פרמטרים - אחת עם const ואחת בלי. הקומפיילר ישתמש בשיטה הנכונה לפי ההקשר - אם משתמשים בשיטה כ-lvalue הוא יקרא לשיטה בלי ה-const, ואם משתמשים בשיטה כ-rvalue הוא יקר<text:span text:style-name="T59">א</text:span> לשיטה עם ה-const.</text:p>
      <text:p text:style-name="P8"><text:span text:style-name="T1">מתי זה שימושי</text:span>? למשל, כשמגדירים מבנה-נתונים של וקטור. למבנה יש שיטה get(i) שמחזירה את האלמנט במקום i. מקובל ליצור שתי שיטות עם <text:span text:style-name="T1">מימוש זהה</text:span>:</text:p>
      <text:list xml:id="list1756445511" text:style-name="L6">
        <text:list-item>
          <text:p text:style-name="P58">אחת מיועדת לקריאה - היא <text:span text:style-name="T53">מוגדרת כ-const ומחזירה const&amp;</text:span>.</text:p>
        </text:list-item>
        <text:list-item>
          <text:p text:style-name="P58">השניה מיועדת לכתיבה - היא מוגדרת בלי const ומחזירה &amp;.</text:p>
        </text:list-item>
      </text:list>
      <text:p text:style-name="P9">הקומפיילר יחליט לאיזו שיטה לקרוא, לפי סוג המשתנה: אם המשתנה הוא const הוא יקרא לשיטה המיועדת לקריאה בלבד; אחרת הוא יקרא לשיטה המיועדת לכתיבה.</text:p>
      <text:p text:style-name="P19">שדה mutable</text:p>
      <text:p text:style-name="P10">לפעמים רוצים לשמור בתוך עצם, שדה מסויים שהערך שלו לא משקף את המצב של העצם. לדוגמה, זה יכול להיות cache של תוצאת-ביניים של חישוב כלשהו<text:span text:style-name="T60">, או מונה הסופר את מספר הגישות לפונקציה מסויימת</text:span>. החישוב לא משנה את מצב העצם<text:span text:style-name="T61"> מבחינה לוגית</text:span>, אבל הוא צריך לשמור את התוצאה <text:span text:style-name="T61">בתוך העצם.</text:span></text:p>
      <text:p text:style-name="P10">כדי שהקומפיילר יאפשר לנו לעשות זאת, נסמן את ה-cache ב-mutable. </text:p>
      <text:p text:style-name="P10">שדה המסומן ב-mutable ניתן לשינוי גם אם העצם הוא const.</text:p>
      <text:p text:style-name="P13"/>
      <text:p text:style-name="P20">מקורות</text:p>
      <text:list xml:id="list906660924" text:style-name="L7">
        <text:list-item>
          <text:p text:style-name="P59">מצגות של<text:span text:style-name="T9"> </text:span>אופיר פלא ומירי בן-ניסן.</text:p>
        </text:list-item>
        <text:list-item>
          <text:p text:style-name="P60">למה חשוב שהשיטות יהיו const - מפי מפתח בכיר בפייסבוק https://youtu.be/lkgszkPnV8g</text:p>
        </text:list-item>
      </text:list>
      <text:p text:style-name="P3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2T16:29:44.568491595</dc:date>
    <meta:editing-duration>P8DT10H19M51S</meta:editing-duration>
    <meta:editing-cycles>941</meta:editing-cycles>
    <meta:document-statistic meta:table-count="0" meta:image-count="0" meta:object-count="0" meta:page-count="1" meta:paragraph-count="33" meta:word-count="534" meta:character-count="2943" meta:non-whitespace-character-count="2424"/>
  </office:meta>
</office:document-meta>
</file>